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9ce" officeooo:paragraph-rsid="000d99ce"/>
    </style:style>
    <style:style style:name="P2" style:family="paragraph" style:parent-style-name="Standard">
      <style:text-properties fo:font-size="18pt" officeooo:rsid="000d99ce" officeooo:paragraph-rsid="000d99c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erto de Você</text:p>
      <text:p text:style-name="P1"/>
      <text:p text:style-name="P1"/>
      <text:p text:style-name="P1"><text:s text:c="12"/>G</text:p>
      <text:p text:style-name="P1">Perto de Você sou como criança outra vez</text:p>
      <text:p text:style-name="P1"><text:s text:c="17"/>C</text:p>
      <text:p text:style-name="P1">E aprendo a confiar</text:p>
      <text:p text:style-name="P1"><text:s text:c="12"/>G</text:p>
      <text:p text:style-name="P1">Perto de Você eu viro um guerreiro outra vez</text:p>
      <text:p text:style-name="P1"><text:s text:c="21"/>C</text:p>
      <text:p text:style-name="P1">Mas aprendo a depender</text:p>
      <text:p text:style-name="P1"><text:s text:c="12"/>G</text:p>
      <text:p text:style-name="P1">Perto de Você sou santificado outra vez</text:p>
      <text:p text:style-name="P1"><text:s text:c="32"/>C</text:p>
      <text:p text:style-name="P1">E caminho para o trono da graça</text:p>
      <text:p text:style-name="P1"><text:s text:c="12"/>G</text:p>
      <text:p text:style-name="P1">Perto de Você estou escondido outra vez</text:p>
      <text:p text:style-name="P1"><text:s text:c="23"/>C</text:p>
      <text:p text:style-name="P1">Debaixo de Tuas lindas asas</text:p>
      <text:p text:style-name="P1"/>
      <text:p text:style-name="P1">Refrão:</text:p>
      <text:p text:style-name="P1"><text:s text:c="16"/>G</text:p>
      <text:p text:style-name="P1">Eu sou quero estar, perto de Você</text:p>
      <text:p text:style-name="P1"><text:s text:c="4"/>D/F# <text:s text:c="8"/>Em</text:p>
      <text:p text:style-name="P1">Me leva pra habitar, perto de Você</text:p>
      <text:p text:style-name="P1"><text:s text:c="5"/>G/B <text:s text:c="12"/>C <text:s text:c="14"/>D</text:p>
      <text:p text:style-name="P1">Pois esse é o meu lugar, perto de Você</text:p>
      <text:p text:style-name="P1"><text:s text:c="12"/>C</text:p>
      <text:p text:style-name="P1">Perto de Você</text:p>
      <text:p text:style-name="P1"><text:s text:c="12"/>D</text:p>
      <text:p text:style-name="P1">Perto de Você</text:p>
      <text:p text:style-name="P1"/>
      <text:p text:style-name="P1">(2x)</text:p>
      <text:p text:style-name="P1"/>
      <text:p text:style-name="P1"><text:s text:c="12"/>G</text:p>
      <text:p text:style-name="P1">Perto de Você estou renovado outra vez</text:p>
      <text:p text:style-name="P1"><text:s text:c="25"/>C</text:p>
      <text:p text:style-name="P1">Eu subo com asas como de águia</text:p>
      <text:p text:style-name="P1"><text:s text:c="12"/>G</text:p>
      <text:p text:style-name="P1">Perto de Você estou despertado outra vez</text:p>
      <text:p text:style-name="P1"><text:s text:c="26"/>C</text:p>
      <text:p text:style-name="P1">Eu volto a viver os Teus sonhos</text:p>
      <text:p text:style-name="P1"><text:s text:c="12"/>G</text:p>
      <text:p text:style-name="P1">Perto de Você, eu sinto o Teu coração</text:p>
      <text:p text:style-name="P1"><text:s text:c="24"/>C</text:p>
      <text:p text:style-name="P1">Descubro que o meu lugar é em Ti</text:p>
      <text:p text:style-name="P1"><text:s text:c="15"/>G <text:s text:c="23"/>G/B</text:p>
      <text:p text:style-name="P1">E que na segurança do Teu amor estarei</text:p>
      <text:p text:style-name="P1"><text:s text:c="18"/>C</text:p>
      <text:p text:style-name="P1">Por toda a eternidade</text:p>
      <text:p text:style-name="P1">(Refrã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16:01:06.563421071</meta:creation-date>
    <dc:date>2016-06-25T16:04:36.889002975</dc:date>
    <meta:editing-duration>PT3M31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46" meta:word-count="167" meta:character-count="1119" meta:non-whitespace-character-count="607"/>
  </office:meta>
</office:document-meta>
</file>